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25c5d1" officeooo:paragraph-rsid="0025c5d1" style:font-weight-asian="bold" style:font-weight-complex="bold"/>
    </style:style>
    <style:style style:name="P2" style:family="paragraph" style:parent-style-name="Standard">
      <style:text-properties officeooo:rsid="000b8320" officeooo:paragraph-rsid="001c7638"/>
    </style:style>
    <style:style style:name="P3" style:family="paragraph" style:parent-style-name="Standard" style:list-style-name="L1">
      <style:text-properties officeooo:rsid="000b8320" officeooo:paragraph-rsid="001c7638"/>
    </style:style>
    <style:style style:name="P4" style:family="paragraph" style:parent-style-name="Standard" style:list-style-name="L1">
      <style:text-properties officeooo:rsid="0025c5d1" officeooo:paragraph-rsid="0025c5d1"/>
    </style:style>
    <style:style style:name="P5" style:family="paragraph" style:parent-style-name="Standard">
      <style:text-properties officeooo:rsid="0025c5d1" officeooo:paragraph-rsid="0025c5d1"/>
    </style:style>
    <style:style style:name="P6" style:family="paragraph" style:parent-style-name="Standard" style:list-style-name="L2">
      <style:text-properties officeooo:rsid="0025c5d1" officeooo:paragraph-rsid="0025c5d1"/>
    </style:style>
    <style:style style:name="P7" style:family="paragraph" style:parent-style-name="Standard" style:list-style-name="L2">
      <style:text-properties officeooo:rsid="00277a66" officeooo:paragraph-rsid="00277a66"/>
    </style:style>
    <style:style style:name="P8" style:family="paragraph" style:parent-style-name="Standard">
      <style:text-properties officeooo:rsid="00277a66" officeooo:paragraph-rsid="00277a66"/>
    </style:style>
    <style:style style:name="P9" style:family="paragraph" style:parent-style-name="Standard">
      <style:text-properties officeooo:rsid="00285d3f" officeooo:paragraph-rsid="00285d3f"/>
    </style:style>
    <style:style style:name="P10" style:family="paragraph" style:parent-style-name="Standard" style:list-style-name="L3">
      <style:text-properties officeooo:rsid="00285d3f" officeooo:paragraph-rsid="00285d3f"/>
    </style:style>
    <style:style style:name="P11" style:family="paragraph" style:parent-style-name="Standard" style:list-style-name="L3">
      <style:text-properties officeooo:rsid="002bb0e2" officeooo:paragraph-rsid="002bb0e2"/>
    </style:style>
    <style:style style:name="P12" style:family="paragraph" style:parent-style-name="Standard">
      <style:text-properties officeooo:rsid="002bb0e2" officeooo:paragraph-rsid="002bb0e2"/>
    </style:style>
    <style:style style:name="P13" style:family="paragraph" style:parent-style-name="Standard" style:list-style-name="L4">
      <style:text-properties officeooo:rsid="002bb0e2" officeooo:paragraph-rsid="002f04cc"/>
    </style:style>
    <style:style style:name="P14" style:family="paragraph" style:parent-style-name="Standard" style:list-style-name="L4">
      <style:text-properties officeooo:rsid="002ff565" officeooo:paragraph-rsid="002ff565"/>
    </style:style>
    <style:style style:name="P15" style:family="paragraph" style:parent-style-name="Standard">
      <style:text-properties officeooo:rsid="002bb0e2" officeooo:paragraph-rsid="002f04cc"/>
    </style:style>
    <style:style style:name="P16" style:family="paragraph" style:parent-style-name="Standard">
      <style:text-properties officeooo:rsid="00230690" officeooo:paragraph-rsid="001d2f8f"/>
    </style:style>
    <style:style style:name="T1" style:family="text">
      <style:text-properties officeooo:rsid="0025c5d1"/>
    </style:style>
    <style:style style:name="T2" style:family="text">
      <style:text-properties officeooo:rsid="002f04cc"/>
    </style:style>
    <style:style style:name="T3" style:family="text">
      <style:text-properties officeooo:rsid="002ff56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P</text:p>
      <text:p text:style-name="P2">1. <text:span text:style-name="T1">PHP</text:span> INTRO:</text:p>
      <text:list text:style-name="L1">
        <text:list-item>
          <text:p text:style-name="P3">PHP is an acronym for "PHP: Hypertext Preprocessor".</text:p>
        </text:list-item>
        <text:list-item>
          <text:p text:style-name="P3">PHP is a widely-used, open source scripting language</text:p>
        </text:list-item>
        <text:list-item>
          <text:p text:style-name="P3">PHP scripts are executed on the server.</text:p>
        </text:list-item>
        <text:list-item>
          <text:p text:style-name="P3">PHP files can contain text, HTML, CSS, JavaScript, and PHP code</text:p>
        </text:list-item>
        <text:list-item>
          <text:p text:style-name="P3">PHP code is executed on the server and the result is returned to the browser as plain HTML.</text:p>
        </text:list-item>
        <text:list-item>
          <text:p text:style-name="P3">PHP files have extension ".php".</text:p>
        </text:list-item>
        <text:list-item>
          <text:p text:style-name="P4">What can PHP do?</text:p>
          <text:list>
            <text:list-item>
              <text:p text:style-name="P3">PHP can generate dynamic page content.</text:p>
            </text:list-item>
            <text:list-item>
              <text:p text:style-name="P3">PHP can create, open, read, write, delete, and close files on the server.</text:p>
            </text:list-item>
            <text:list-item>
              <text:p text:style-name="P3">PHP can collect form data.</text:p>
            </text:list-item>
            <text:list-item>
              <text:p text:style-name="P3">PHP can send and receive cookies.</text:p>
            </text:list-item>
            <text:list-item>
              <text:p text:style-name="P3">PHP can add, delete, modify data in your database.</text:p>
            </text:list-item>
            <text:list-item>
              <text:p text:style-name="P3">PHP can be used to control user-access.</text:p>
            </text:list-item>
            <text:list-item>
              <text:p text:style-name="P3">PHP can encrypt data.</text:p>
            </text:list-item>
          </text:list>
        </text:list-item>
      </text:list>
      <text:p text:style-name="P2"/>
      <text:p text:style-name="P5">2. PHP SYNTAX:</text:p>
      <text:list text:style-name="L2">
        <text:list-item>
          <text:p text:style-name="P6">A PHP script starts with &lt;?php and ends with ?&gt;:</text:p>
        </text:list-item>
        <text:list-item>
          <text:p text:style-name="P6">Note: PHP statements end with a semicolon (;).</text:p>
        </text:list-item>
        <text:list-item>
          <text:p text:style-name="P7">PHP is not case-sensitive, but variable names are.</text:p>
        </text:list-item>
        <text:list-item>
          <text:p text:style-name="P7">Single line comments start with // (you can use # as well).</text:p>
        </text:list-item>
        <text:list-item>
          <text:p text:style-name="P7">Multi-line comments start with /* and end with */.</text:p>
        </text:list-item>
        <text:list-item>
          <text:p text:style-name="P7">Example:</text:p>
        </text:list-item>
      </text:list>
      <text:p text:style-name="P8"/>
      <text:p text:style-name="P8">&lt;!DOCTYPE html&gt;</text:p>
      <text:p text:style-name="P8">&lt;html&gt;</text:p>
      <text:p text:style-name="P8">&lt;body&gt;</text:p>
      <text:p text:style-name="P8"/>
      <text:p text:style-name="P8">&lt;?php</text:p>
      <text:p text:style-name="P8">$color = "red";</text:p>
      <text:p text:style-name="P8">echo "My car is " . $color . "&lt;br&gt;";</text:p>
      <text:p text:style-name="P8">echo "My house is " . $COLOR . "&lt;br&gt;";</text:p>
      <text:p text:style-name="P8">echo "My boat is " . $coLOR . "&lt;br&gt;";</text:p>
      <text:p text:style-name="P8">?&gt;</text:p>
      <text:p text:style-name="P8"/>
      <text:p text:style-name="P8">&lt;/body&gt;</text:p>
      <text:p text:style-name="P8">&lt;/html&gt;</text:p>
      <text:p text:style-name="P8"/>
      <text:p text:style-name="P9">3. VARIABLES:</text:p>
      <text:list text:style-name="L3">
        <text:list-item>
          <text:p text:style-name="P10">Variables are "containers" for storing information.</text:p>
        </text:list-item>
        <text:list-item>
          <text:p text:style-name="P10">In PHP, a variable starts with the $ sign, followed by the name of the variable:</text:p>
          <text:list>
            <text:list-item>
              <text:p text:style-name="P10">$x = 5;</text:p>
            </text:list-item>
            <text:list-item>
              <text:p text:style-name="P10">$y = "John";</text:p>
            </text:list-item>
          </text:list>
        </text:list-item>
        <text:list-item>
          <text:p text:style-name="P10">Unlike other programming languages, PHP has no command for declaring a variable. It is created the moment you first assign a value to it.</text:p>
        </text:list-item>
        <text:list-item>
          <text:p text:style-name="P10">Rules for PHP variables:</text:p>
          <text:list>
            <text:list-item>
              <text:p text:style-name="P10">A variable starts with the $ sign, followed by the name of the variable.</text:p>
            </text:list-item>
            <text:list-item>
              <text:p text:style-name="P10">A variable name must start with a letter or the underscore character.</text:p>
            </text:list-item>
            <text:list-item>
              <text:p text:style-name="P10">A variable name cannot start with a number</text:p>
            </text:list-item>
            <text:list-item>
              <text:p text:style-name="P10">A variable name can only contain alpha-numeric characters and underscores (A-z, 0-9, and _ )</text:p>
            </text:list-item>
            <text:list-item>
              <text:p text:style-name="P10"><text:soft-page-break/>Variable names are case-sensitive ($age and $AGE are two different variables)</text:p>
            </text:list-item>
          </text:list>
        </text:list-item>
        <text:list-item>
          <text:p text:style-name="P11">To output variables, we use the echo statement:</text:p>
          <text:list>
            <text:list-item>
              <text:p text:style-name="P11">$txt = "W3Schools.com";</text:p>
            </text:list-item>
            <text:list-item>
              <text:p text:style-name="P11">echo "I love $txt!"; // You can use echo "I love " . $txt . "!";</text:p>
            </text:list-item>
          </text:list>
        </text:list-item>
        <text:list-item>
          <text:p text:style-name="P11">To output the sum of two variables: echo $x + $y;</text:p>
        </text:list-item>
        <text:list-item>
          <text:p text:style-name="P11">PHP automatically associates a data type to the variable, but type declarations were added recently in PHP 7.</text:p>
        </text:list-item>
        <text:list-item>
          <text:p text:style-name="P11">Data types in PHP: </text:p>
          <text:list>
            <text:list-item>
              <text:p text:style-name="P11">String</text:p>
            </text:list-item>
            <text:list-item>
              <text:p text:style-name="P11">Integer</text:p>
            </text:list-item>
            <text:list-item>
              <text:p text:style-name="P11">Float (floating point numbers - also called double)</text:p>
            </text:list-item>
            <text:list-item>
              <text:p text:style-name="P11">Boolean</text:p>
            </text:list-item>
            <text:list-item>
              <text:p text:style-name="P11">Array</text:p>
            </text:list-item>
            <text:list-item>
              <text:p text:style-name="P11">Object</text:p>
            </text:list-item>
            <text:list-item>
              <text:p text:style-name="P11">NULL</text:p>
            </text:list-item>
            <text:list-item>
              <text:p text:style-name="P11">Resource</text:p>
            </text:list-item>
          </text:list>
        </text:list-item>
        <text:list-item>
          <text:p text:style-name="P11">To get the type of a variable, we use var_dump():</text:p>
          <text:list>
            <text:list-item>
              <text:p text:style-name="P11">$x = 5;</text:p>
            </text:list-item>
            <text:list-item>
              <text:p text:style-name="P11">var_dump($x);</text:p>
            </text:list-item>
          </text:list>
        </text:list-item>
        <text:list-item>
          <text:p text:style-name="P11">You can assign multiple values in one line: $x = $y = $z = "Fruit";</text:p>
        </text:list-item>
      </text:list>
      <text:p text:style-name="P12"/>
      <text:p text:style-name="P12">4. VARIABLES SCOPE:</text:p>
      <text:list text:style-name="L4">
        <text:list-item>
          <text:p text:style-name="P13">PHP has three different variable scopes: </text:p>
          <text:list>
            <text:list-item>
              <text:p text:style-name="P13"><text:span text:style-name="T2">L</text:span>ocal: A variable declared within a function has a LOCAL SCOPE and can only be accessed within that function:</text:p>
            </text:list-item>
            <text:list-item>
              <text:p text:style-name="P13"><text:span text:style-name="T2">G</text:span>lobal: A variable declared outside a function has a GLOBAL SCOPE and can only be accessed outside a function.</text:p>
              <text:list>
                <text:list-item>
                  <text:p text:style-name="P13">The global keyword is used to access a global variable from within a function. <text:span text:style-name="T3">Example:</text:span></text:p>
                </text:list-item>
                <text:list-item>
                  <text:p text:style-name="P13">$x = 5;</text:p>
                </text:list-item>
                <text:list-item>
                  <text:p text:style-name="P13">$y = 10;</text:p>
                </text:list-item>
                <text:list-item>
                  <text:p text:style-name="P13"/>
                </text:list-item>
                <text:list-item>
                  <text:p text:style-name="P13">function myTest() {</text:p>
                </text:list-item>
                <text:list-item>
                  <text:p text:style-name="P13"><text:s text:c="2"/>global $x, $y;</text:p>
                </text:list-item>
                <text:list-item>
                  <text:p text:style-name="P13"><text:s text:c="2"/>$y = $x + $y;</text:p>
                </text:list-item>
                <text:list-item>
                  <text:p text:style-name="P13">}</text:p>
                </text:list-item>
                <text:list-item>
                  <text:p text:style-name="P13"/>
                </text:list-item>
                <text:list-item>
                  <text:p text:style-name="P13">myTest();</text:p>
                </text:list-item>
                <text:list-item>
                  <text:p text:style-name="P13">echo $y;</text:p>
                </text:list-item>
                <text:list-item>
                  <text:p text:style-name="P14">Alternative way to write it:</text:p>
                </text:list-item>
                <text:list-item>
                  <text:p text:style-name="P14">$x = 5;</text:p>
                </text:list-item>
                <text:list-item>
                  <text:p text:style-name="P14">$y = 10;</text:p>
                </text:list-item>
                <text:list-item>
                  <text:p text:style-name="P14"/>
                </text:list-item>
                <text:list-item>
                  <text:p text:style-name="P14">function myTest() {</text:p>
                </text:list-item>
                <text:list-item>
                  <text:p text:style-name="P14"><text:s text:c="2"/>$GLOBALS['y'] = $GLOBALS['x'] + $GLOBALS['y'];</text:p>
                </text:list-item>
                <text:list-item>
                  <text:p text:style-name="P14">}</text:p>
                </text:list-item>
                <text:list-item>
                  <text:p text:style-name="P14"/>
                </text:list-item>
                <text:list-item>
                  <text:p text:style-name="P14">myTest();</text:p>
                </text:list-item>
                <text:list-item>
                  <text:p text:style-name="P14">echo $y; // outputs 15</text:p>
                </text:list-item>
              </text:list>
            </text:list-item>
            <text:list-item>
              <text:p text:style-name="P13">Static.</text:p>
            </text:list-item>
          </text:list>
        </text:list-item>
        <text:list-item>
          <text:p text:style-name="P13"><text:soft-page-break/>PHP also stores all global variables in an array called $GLOBALS[index]. The index holds the name of the variable. This array is also accessible from within functions and can be used to update global variables directly.</text:p>
        </text:list-item>
      </text:list>
      <text:p text:style-name="P15"/>
      <text:p text:style-name="P12"/>
      <text:p text:style-name="P2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1T08:52:31.532850200</meta:creation-date>
    <dc:date>2025-10-23T14:07:45.025935400</dc:date>
    <meta:editing-duration>PT1H2M56S</meta:editing-duration>
    <meta:editing-cycles>12</meta:editing-cycles>
    <meta:generator>LibreOffice/25.8.1.1$Windows_X86_64 LibreOffice_project/54047653041915e595ad4e45cccea684809c77b5</meta:generator>
    <meta:document-statistic meta:table-count="0" meta:image-count="0" meta:object-count="0" meta:page-count="3" meta:paragraph-count="91" meta:word-count="647" meta:character-count="3199" meta:non-whitespace-character-count="2706"/>
  </office:meta>
</office:document-meta>
</file>